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f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 style:list-style-name="L30">
      <style:paragraph-properties fo:text-align="start" style:justify-single-word="false"/>
      <style:text-properties fo:color="#0000f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ff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25">
      <style:paragraph-properties fo:text-align="start" style:justify-single-word="false"/>
      <style:text-properties fo:color="#0000ff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26">
      <style:paragraph-properties fo:text-align="start" style:justify-single-word="false"/>
      <style:text-properties fo:color="#0000ff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ff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2">
      <style:paragraph-properties fo:text-align="start" style:justify-single-word="false"/>
    </style:style>
    <style:style style:name="P12" style:family="paragraph" style:parent-style-name="Standard" style:list-style-name="L3">
      <style:paragraph-properties fo:text-align="start" style:justify-single-word="false"/>
    </style:style>
    <style:style style:name="P13" style:family="paragraph" style:parent-style-name="Standard" style:list-style-name="L4">
      <style:paragraph-properties fo:text-align="start" style:justify-single-word="false"/>
    </style:style>
    <style:style style:name="P14" style:family="paragraph" style:parent-style-name="Standard" style:list-style-name="L5">
      <style:paragraph-properties fo:text-align="start" style:justify-single-word="false"/>
    </style:style>
    <style:style style:name="P15" style:family="paragraph" style:parent-style-name="Standard" style:list-style-name="L6">
      <style:paragraph-properties fo:text-align="start" style:justify-single-word="false"/>
    </style:style>
    <style:style style:name="P16" style:family="paragraph" style:parent-style-name="Standard" style:list-style-name="L7">
      <style:paragraph-properties fo:text-align="start" style:justify-single-word="false"/>
    </style:style>
    <style:style style:name="P17" style:family="paragraph" style:parent-style-name="Standard" style:list-style-name="L8">
      <style:paragraph-properties fo:text-align="start" style:justify-single-word="false"/>
    </style:style>
    <style:style style:name="P18" style:family="paragraph" style:parent-style-name="Standard" style:list-style-name="L9">
      <style:paragraph-properties fo:text-align="start" style:justify-single-word="false"/>
    </style:style>
    <style:style style:name="P19" style:family="paragraph" style:parent-style-name="Standard" style:list-style-name="L10">
      <style:paragraph-properties fo:text-align="start" style:justify-single-word="false"/>
    </style:style>
    <style:style style:name="P20" style:family="paragraph" style:parent-style-name="Standard" style:list-style-name="L11">
      <style:paragraph-properties fo:text-align="start" style:justify-single-word="false"/>
    </style:style>
    <style:style style:name="P21" style:family="paragraph" style:parent-style-name="Standard" style:list-style-name="L13">
      <style:paragraph-properties fo:text-align="start" style:justify-single-word="false"/>
    </style:style>
    <style:style style:name="P22" style:family="paragraph" style:parent-style-name="Standard" style:list-style-name="L14">
      <style:paragraph-properties fo:text-align="start" style:justify-single-word="false"/>
    </style:style>
    <style:style style:name="P23" style:family="paragraph" style:parent-style-name="Standard" style:list-style-name="L15">
      <style:paragraph-properties fo:text-align="start" style:justify-single-word="false"/>
    </style:style>
    <style:style style:name="P24" style:family="paragraph" style:parent-style-name="Standard" style:list-style-name="L16">
      <style:paragraph-properties fo:text-align="start" style:justify-single-word="false"/>
    </style:style>
    <style:style style:name="P25" style:family="paragraph" style:parent-style-name="Standard" style:list-style-name="L18">
      <style:paragraph-properties fo:text-align="start" style:justify-single-word="false"/>
    </style:style>
    <style:style style:name="P26" style:family="paragraph" style:parent-style-name="Standard" style:list-style-name="L19">
      <style:paragraph-properties fo:text-align="start" style:justify-single-word="false"/>
    </style:style>
    <style:style style:name="P27" style:family="paragraph" style:parent-style-name="Standard" style:list-style-name="L20">
      <style:paragraph-properties fo:text-align="start" style:justify-single-word="false"/>
    </style:style>
    <style:style style:name="P28" style:family="paragraph" style:parent-style-name="Standard" style:list-style-name="L21">
      <style:paragraph-properties fo:text-align="start" style:justify-single-word="false"/>
    </style:style>
    <style:style style:name="P29" style:family="paragraph" style:parent-style-name="Standard" style:list-style-name="L23">
      <style:paragraph-properties fo:text-align="start" style:justify-single-word="false"/>
    </style:style>
    <style:style style:name="P30" style:family="paragraph" style:parent-style-name="Standard" style:list-style-name="L24">
      <style:paragraph-properties fo:text-align="start" style:justify-single-word="false"/>
    </style:style>
    <style:style style:name="P31" style:family="paragraph" style:parent-style-name="Standard" style:list-style-name="L26">
      <style:paragraph-properties fo:text-align="start" style:justify-single-word="false"/>
    </style:style>
    <style:style style:name="P32" style:family="paragraph" style:parent-style-name="Standard" style:list-style-name="L27">
      <style:paragraph-properties fo:text-align="start" style:justify-single-word="false"/>
    </style:style>
    <style:style style:name="P33" style:family="paragraph" style:parent-style-name="Standard" style:list-style-name="L28">
      <style:paragraph-properties fo:text-align="start" style:justify-single-word="false"/>
    </style:style>
    <style:style style:name="P34" style:family="paragraph" style:parent-style-name="Standard" style:list-style-name="L31">
      <style:paragraph-properties fo:text-align="start" style:justify-single-word="false"/>
    </style:style>
    <style:style style:name="P35" style:family="paragraph" style:parent-style-name="Standard" style:list-style-name="L36">
      <style:paragraph-properties fo:text-align="start" style:justify-single-word="false"/>
    </style:style>
    <style:style style:name="P36" style:family="paragraph" style:parent-style-name="Standard" style:list-style-name="L37">
      <style:paragraph-properties fo:text-align="start" style:justify-single-word="false"/>
    </style:style>
    <style:style style:name="P37" style:family="paragraph" style:parent-style-name="Standard" style:list-style-name="L38">
      <style:paragraph-properties fo:text-align="start" style:justify-single-word="false"/>
    </style:style>
    <style:style style:name="P38" style:family="paragraph" style:parent-style-name="Standard" style:list-style-name="L39">
      <style:paragraph-properties fo:text-align="start" style:justify-single-word="false"/>
    </style:style>
    <style:style style:name="P39" style:family="paragraph" style:parent-style-name="Standard" style:list-style-name="L40">
      <style:paragraph-properties fo:text-align="start" style:justify-single-word="false"/>
    </style:style>
    <style:style style:name="P40" style:family="paragraph" style:parent-style-name="Standard" style:list-style-name="L42">
      <style:paragraph-properties fo:text-align="start" style:justify-single-word="false"/>
    </style:style>
    <style:style style:name="T1" style:family="text">
      <style:text-properties fo:color="#0000f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0000f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8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Search</text:p>
      <text:p text:style-name="P3">FS Search Folder <text:span text:style-name="T7">Path$</text:span></text:p>
      <text:list xml:id="list1990484626136544637" text:style-name="L11">
        <text:list-item>
          <text:p text:style-name="P20"><text:span text:style-name="T1">FS Search Folder</text:span><text:span text:style-name="T2"> </text:span><text:span text:style-name="T8">will search for every file and ever folder found at the path Path$.</text:span></text:p>
        </text:list-item>
      </text:list>
      <text:p text:style-name="P3"><text:span text:style-name="T7"/></text:p>
      <text:p text:style-name="P3">FS Clear Search</text:p>
      <text:list xml:id="list4925418382793080024" text:style-name="L30">
        <text:list-item>
          <text:p text:style-name="P4">FS Clear Search <text:span text:style-name="T7">will clear out the current seach.</text:span></text:p>
          <text:p text:style-name="P4"><text:span text:style-name="T7"/></text:p>
        </text:list-item>
      </text:list>
      <text:p text:style-name="P3"><text:span text:style-name="T7">Count = </text:span>FS Get Folder Count<text:span text:style-name="T7">()</text:span></text:p>
      <text:list xml:id="list4089528492973710939" text:style-name="L10">
        <text:list-item>
          <text:p text:style-name="P19"><text:span text:style-name="T1">FS Get Folder Count </text:span><text:span text:style-name="T8">will return the folder count of the folders found.</text:span></text:p>
        </text:list-item>
      </text:list>
      <text:p text:style-name="P3"><text:span text:style-name="T7"/></text:p>
      <text:p text:style-name="P3"><text:span text:style-name="T7">Count = </text:span>FS Get File Count<text:span text:style-name="T7">()</text:span></text:p>
      <text:list xml:id="list8881235418214975876" text:style-name="L9">
        <text:list-item>
          <text:p text:style-name="P18"><text:span text:style-name="T1">FS Get Folder Count</text:span><text:span text:style-name="T8"> will return the file count of the files found.</text:span></text:p>
        </text:list-item>
      </text:list>
      <text:p text:style-name="P3"><text:span text:style-name="T7"/></text:p>
      <text:p text:style-name="P3"><text:span text:style-name="T7">Return$ = </text:span>FS Get Folder Path<text:span text:style-name="T7">(Index)</text:span></text:p>
      <text:list xml:id="list6887631985125012067" text:style-name="L8">
        <text:list-item>
          <text:p text:style-name="P17"><text:span text:style-name="T1">FS Get Folder Path</text:span><text:span text:style-name="T8"> will return the path of the folder found at index Index.</text:span></text:p>
        </text:list-item>
      </text:list>
      <text:p text:style-name="P3"><text:span text:style-name="T7"/></text:p>
      <text:p text:style-name="P3"><text:span text:style-name="T7">Return$ = </text:span>FS Get Folder Name<text:span text:style-name="T7">(Index)</text:span></text:p>
      <text:list xml:id="list5293433343054279440" text:style-name="L7">
        <text:list-item>
          <text:p text:style-name="P16"><text:span text:style-name="T1">FS Get Folder Name</text:span><text:span text:style-name="T8"> will return the name of the folder found at index Index.</text:span></text:p>
        </text:list-item>
      </text:list>
      <text:p text:style-name="P3"><text:span text:style-name="T7"/></text:p>
      <text:p text:style-name="P3"><text:span text:style-name="T7">SubLevel = </text:span>FS Get Folder SubLevel<text:span text:style-name="T7">(Index)</text:span></text:p>
      <text:list xml:id="list9075419281719586658" text:style-name="L6">
        <text:list-item>
          <text:p text:style-name="P15"><text:span text:style-name="T1">FS Get Folder SubLevel</text:span><text:span text:style-name="T8"> will return the Sub Level of the folder found at index Index.</text:span></text:p>
        </text:list-item>
      </text:list>
      <text:p text:style-name="P3"><text:span text:style-name="T7"/></text:p>
      <text:p text:style-name="P3"><text:span text:style-name="T7">Return$ = </text:span>FS Get File Path<text:span text:style-name="T7">(Index)</text:span></text:p>
      <text:list xml:id="list4758900048205429220" text:style-name="L5">
        <text:list-item>
          <text:p text:style-name="P14"><text:span text:style-name="T1">FS Get File Path</text:span><text:span text:style-name="T8"> will return the path of the file found at index Index.</text:span></text:p>
        </text:list-item>
      </text:list>
      <text:p text:style-name="P3"><text:span text:style-name="T7"/></text:p>
      <text:p text:style-name="P3"><text:span text:style-name="T7">Return$ = </text:span>FS Get File Name<text:span text:style-name="T7">(Index)</text:span></text:p>
      <text:list xml:id="list7014308076640521251" text:style-name="L4">
        <text:list-item>
          <text:p text:style-name="P13"><text:span text:style-name="T1">FS Get File Name</text:span><text:span text:style-name="T8">( will return the name of the file found at index Index.</text:span></text:p>
        </text:list-item>
      </text:list>
      <text:p text:style-name="P3"><text:span text:style-name="T7"/></text:p>
      <text:p text:style-name="P3"><text:span text:style-name="T7">Return$ = </text:span>FS Get File Folder<text:span text:style-name="T7">(Index)</text:span></text:p>
      <text:list xml:id="list2205208748916001264" text:style-name="L3">
        <text:list-item>
          <text:p text:style-name="P12"><text:span text:style-name="T1">FS Get File Folder</text:span><text:span text:style-name="T8"> will return the folder of the file found at index Index.</text:span></text:p>
        </text:list-item>
      </text:list>
      <text:p text:style-name="P3"><text:span text:style-name="T7"/></text:p>
      <text:p text:style-name="P3">FS Save Files<text:span text:style-name="T7"> Path$</text:span></text:p>
      <text:list xml:id="list2910209216714997350" text:style-name="L2">
        <text:list-item>
          <text:p text:style-name="P11"><text:span text:style-name="T1">FS Save Files </text:span><text:span text:style-name="T8">will save all the file's data to a file at Path$</text:span></text:p>
        </text:list-item>
      </text:list>
      <text:p text:style-name="P3"><text:span text:style-name="T7"/></text:p>
      <text:p text:style-name="P3">FS Save Folders <text:span text:style-name="T7">Path$</text:span> </text:p>
      <text:list xml:id="list2523530186205971033" text:style-name="L1">
        <text:list-item>
          <text:p text:style-name="P10"><text:span text:style-name="T1">FS Save Folders </text:span><text:span text:style-name="T8">will save all the folders's data to a file at Path$</text:span></text:p>
        </text:list-item>
      </text:list>
      <text:p text:style-name="P3"/>
      <text:p text:style-name="P3">FS Load Files <text:span text:style-name="T7">Path$</text:span></text:p>
      <text:list xml:id="list4173333475532523107" text:style-name="L15">
        <text:list-item>
          <text:p text:style-name="P23"><text:span text:style-name="T1">FS Load Files </text:span><text:span text:style-name="T8">will load all the file's data from a file at Path$</text:span></text:p>
        </text:list-item>
      </text:list>
      <text:p text:style-name="P3"/>
      <text:p text:style-name="P3">FS Load Folders <text:span text:style-name="T7">Path$</text:span></text:p>
      <text:list xml:id="list356502827757228392" text:style-name="L14">
        <text:list-item>
          <text:p text:style-name="P22"><text:span text:style-name="T1">FS Load Folders </text:span><text:span text:style-name="T8">will load all the file's data from a file at Path$</text:span></text:p>
        </text:list-item>
      </text:list>
      <text:p text:style-name="P3"/>
      <text:p text:style-name="P3"><text:span text:style-name="T7">Index = </text:span>FS Open To Write<text:span text:style-name="T7">(Path$)</text:span></text:p>
      <text:list xml:id="list4922933905252436209" text:style-name="L13">
        <text:list-item>
          <text:p text:style-name="P21"><text:span text:style-name="T1">FS Open To Write </text:span><text:span text:style-name="T8">will open a file to write at path Path$</text:span></text:p>
        </text:list-item>
      </text:list>
      <text:p text:style-name="P3"><text:span text:style-name="T7"/></text:p>
      <text:p text:style-name="P3"><text:soft-page-break/><text:span text:style-name="T7">Index = </text:span>FS Open To Read<text:span text:style-name="T7">(Path$)</text:span></text:p>
      <text:list xml:id="list5348241469463151166" text:style-name="L16">
        <text:list-item>
          <text:p text:style-name="P24"><text:span text:style-name="T1">FS Open To Read </text:span><text:span text:style-name="T8">will open a file to read at path Path$</text:span></text:p>
        </text:list-item>
      </text:list>
      <text:p text:style-name="P3"/>
      <text:p text:style-name="P3">FS Write Float<text:span text:style-name="T7"> Index, Float#</text:span></text:p>
      <text:list xml:id="list6780957055323218816" text:style-name="L18">
        <text:list-item>
          <text:p text:style-name="P25"><text:span text:style-name="T11">FS Write Float </text:span><text:span text:style-name="T8">will write a float to file Index without a newline.</text:span></text:p>
        </text:list-item>
      </text:list>
      <text:p text:style-name="P3"><text:span text:style-name="T7"/></text:p>
      <text:p text:style-name="P3">FS Write Int<text:span text:style-name="T7"> Index, Integer</text:span></text:p>
      <text:list xml:id="list1635919534627263965" text:style-name="L19">
        <text:list-item>
          <text:p text:style-name="P26"><text:span text:style-name="T11">FS Write Float </text:span><text:span text:style-name="T8">will write a integer to file Index without a newline.</text:span></text:p>
        </text:list-item>
      </text:list>
      <text:p text:style-name="P3"/>
      <text:p text:style-name="P3">FS Write String <text:s/><text:span text:style-name="T7">Index, String$</text:span></text:p>
      <text:list xml:id="list6475647945879093963" text:style-name="L20">
        <text:list-item>
          <text:p text:style-name="P27"><text:span text:style-name="T11">FS Write Float </text:span><text:span text:style-name="T8">will write a string to file Index without a newline.</text:span></text:p>
        </text:list-item>
      </text:list>
      <text:p text:style-name="P3"><text:span text:style-name="T7"/></text:p>
      <text:p text:style-name="P3">FS Write Line Float<text:span text:style-name="T7"> Index, Float#</text:span></text:p>
      <text:list xml:id="list32652992" text:continue-list="list6780957055323218816" text:style-name="L18">
        <text:list-item>
          <text:p text:style-name="P25"><text:span text:style-name="T11">FS Write Float </text:span><text:span text:style-name="T8">will write a float to file Index with a newline.</text:span></text:p>
        </text:list-item>
      </text:list>
      <text:p text:style-name="P3"><text:span text:style-name="T7"/></text:p>
      <text:p text:style-name="P3">FS Write Line Int<text:span text:style-name="T7"> Index, Integer</text:span></text:p>
      <text:list xml:id="list972242750963251900" text:style-name="L27">
        <text:list-item>
          <text:p text:style-name="P32"><text:span text:style-name="T11">FS Write Float </text:span><text:span text:style-name="T8">will write a integer to file Index with a newline.</text:span></text:p>
        </text:list-item>
      </text:list>
      <text:p text:style-name="P3"/>
      <text:p text:style-name="P3">FS Write Line String <text:s/><text:span text:style-name="T7">Index, String$</text:span></text:p>
      <text:list xml:id="list3686936182126758266" text:style-name="L28">
        <text:list-item>
          <text:p text:style-name="P33"><text:span text:style-name="T11">FS Write Float </text:span><text:span text:style-name="T8">will write a string to file Index with a newline.</text:span></text:p>
        </text:list-item>
      </text:list>
      <text:p text:style-name="P3"><text:span text:style-name="T7"/></text:p>
      <text:p text:style-name="P3"><text:span text:style-name="T7">Return$ = </text:span>FS Read Line<text:span text:style-name="T7">(Index)</text:span></text:p>
      <text:list xml:id="list7834321643190884078" text:style-name="L21">
        <text:list-item>
          <text:p text:style-name="P28"><text:span text:style-name="T11">FS </text:span><text:span text:style-name="T1">Read Line</text:span><text:span text:style-name="T11"> </text:span><text:span text:style-name="T8">will read a line as a string from file Index.</text:span></text:p>
        </text:list-item>
      </text:list>
      <text:p text:style-name="P3"/>
      <text:p text:style-name="P3"><text:span text:style-name="T7">Return$ = </text:span>FS Read Char<text:span text:style-name="T7">(Index)</text:span></text:p>
      <text:list xml:id="list1649155452910609331" text:style-name="L23">
        <text:list-item>
          <text:p text:style-name="P29"><text:span text:style-name="T1">FS Read Char</text:span><text:span text:style-name="T4"> will read one character of the file. </text:span><text:span text:style-name="T5">Note: </text:span><text:span text:style-name="T6">This will move the current index. If you try </text:span><text:span text:style-name="T3">FS Read Line</text:span><text:span text:style-name="T6"> after this command it will return the rest of the line minus what you read currently using </text:span><text:span text:style-name="T3">FS Read Char</text:span><text:span text:style-name="T6">.</text:span></text:p>
        </text:list-item>
      </text:list>
      <text:p text:style-name="P2"/>
      <text:p text:style-name="P9"><text:span text:style-name="T8">Return$ = </text:span><text:span text:style-name="T3">FS Read Length</text:span><text:span text:style-name="T9">(</text:span><text:span text:style-name="T8">Index</text:span><text:span text:style-name="T9">)</text:span></text:p>
      <text:list xml:id="list430963275657092785" text:style-name="L24">
        <text:list-item>
          <text:p text:style-name="P30"><text:span text:style-name="T3">FS Read Length</text:span><text:span text:style-name="T4"> will read X amount of characters of the file. </text:span><text:span text:style-name="T5">Note: </text:span><text:span text:style-name="T6">This will move the current index. If you try </text:span><text:span text:style-name="T3">FS Read Line</text:span><text:span text:style-name="T6"> after this command it will return the rest of the line minus what you read currently using </text:span><text:span text:style-name="T3">FS Read Length</text:span><text:span text:style-name="T6">.</text:span></text:p>
        </text:list-item>
      </text:list>
      <text:p text:style-name="P8"><text:span text:style-name="T9"/></text:p>
      <text:p text:style-name="P5">FS Close Reader<text:span text:style-name="T10"> Index</text:span></text:p>
      <text:list xml:id="list9017276098192165027" text:style-name="L26">
        <text:list-item>
          <text:p text:style-name="P31"><text:span text:style-name="T1">FS Close Reader</text:span><text:span text:style-name="T8"> will close the file reader at index Index.</text:span></text:p>
        </text:list-item>
      </text:list>
      <text:list xml:id="list6883982633772576443" text:style-name="L25">
        <text:list-header>
          <text:p text:style-name="P6"><text:span text:style-name="T10"/></text:p>
        </text:list-header>
      </text:list>
      <text:p text:style-name="P5">FS Close Writer<text:span text:style-name="T10"> Index </text:span></text:p>
      <text:list xml:id="list265410269881562683" text:style-name="L31">
        <text:list-item>
          <text:p text:style-name="P34"><text:span text:style-name="T1">FS Close Writer</text:span><text:span text:style-name="T8"> will close the file writer at index Index.</text:span></text:p>
        </text:list-item>
      </text:list>
      <text:list xml:id="list32636577" text:continue-list="list9017276098192165027" text:style-name="L26">
        <text:list-header>
          <text:p text:style-name="P7"><text:span text:style-name="T10"/></text:p>
        </text:list-header>
      </text:list>
      <text:p text:style-name="P3"><text:span text:style-name="T7">Exists = </text:span>FS File Exists<text:span text:style-name="T7">(Path$)</text:span></text:p>
      <text:list xml:id="list473777494152422729" text:style-name="L42">
        <text:list-item>
          <text:p text:style-name="P40"><text:span text:style-name="T1">FS File Exists</text:span><text:span text:style-name="T8"> will return a 1 if the file at Path$ exists. It is doesn't it will return a 0.</text:span></text:p>
        </text:list-item>
      </text:list>
      <text:p text:style-name="P3"><text:span text:style-name="T7"/></text:p>
      <text:p text:style-name="P3"><text:span text:style-name="T7">IsEnd = </text:span>FS End Of File<text:span text:style-name="T7">(Index)</text:span></text:p>
      <text:list xml:id="list32630950" text:continue-numbering="true" text:style-name="L42">
        <text:list-item>
          <text:p text:style-name="P40"><text:span text:style-name="T1">FS End Of File</text:span><text:span text:style-name="T8"> will return a 1 if the file Index is at the end of the file.. It is not at the end of the file it will return a 0.</text:span></text:p>
        </text:list-item>
      </text:list>
      <text:p text:style-name="P9"><text:span text:style-name="T8"/></text:p>
      <text:p text:style-name="P9"><text:span text:style-name="T8"/></text:p>
      <text:p text:style-name="P9"><text:soft-page-break/><text:span text:style-name="T8"/></text:p>
      <text:p text:style-name="P9"><text:span text:style-name="T8">Return$ = </text:span><text:span text:style-name="T3">FS Get Folder</text:span><text:span text:style-name="T9">(Level, Path</text:span><text:span text:style-name="T8">$</text:span><text:span text:style-name="T9">)</text:span></text:p>
      <text:list xml:id="list2492832610137410623" text:style-name="L36">
        <text:list-item>
          <text:p text:style-name="P35"><text:span text:style-name="T3">FS Get Folder </text:span><text:span text:style-name="T9">will take the path Path$ and return a folder at a certain Level. The Level starts at folder 1 which is the first folder in the path. As you move down the path you go into another folder.</text:span></text:p>
          <text:p text:style-name="P35"><text:span text:style-name="T9"/></text:p>
        </text:list-item>
      </text:list>
      <text:p text:style-name="P9"><text:span text:style-name="T8">Return$ = </text:span><text:span text:style-name="T3">FS Get Path File Name</text:span><text:span text:style-name="T9">(Path</text:span><text:span text:style-name="T8">$</text:span><text:span text:style-name="T9">)</text:span></text:p>
      <text:list xml:id="list6179963154036719144" text:style-name="L37">
        <text:list-item>
          <text:p text:style-name="P36"><text:span text:style-name="T3">FS Get Path File Name</text:span><text:span text:style-name="T9"> will take path Path$ and returns the file name without the extension.</text:span></text:p>
        </text:list-item>
      </text:list>
      <text:p text:style-name="P5"><text:span text:style-name="T10"/></text:p>
      <text:p text:style-name="P5"><text:span text:style-name="T10">Return$ = </text:span>FS Get Full File Name<text:span text:style-name="T7">(Path</text:span><text:span text:style-name="T10">$</text:span><text:span text:style-name="T7">)</text:span></text:p>
      <text:list xml:id="list4945126761824978903" text:style-name="L38">
        <text:list-item>
          <text:p text:style-name="P37"><text:span text:style-name="T3">FS Get Full File Name</text:span><text:span text:style-name="T9"> will take path Path$ and returns the file name with the extension.</text:span></text:p>
        </text:list-item>
      </text:list>
      <text:p text:style-name="P5"><text:span text:style-name="T10"/></text:p>
      <text:p text:style-name="P5"><text:span text:style-name="T10">Return$ = </text:span>FS Get Extension<text:span text:style-name="T7">(Path</text:span><text:span text:style-name="T10">$</text:span><text:span text:style-name="T7">)</text:span></text:p>
      <text:list xml:id="list4787108629506290038" text:style-name="L39">
        <text:list-item>
          <text:p text:style-name="P38"><text:span text:style-name="T3">FS Get Extension</text:span><text:span text:style-name="T9"> will take path Path$ and returns the extension.</text:span></text:p>
        </text:list-item>
      </text:list>
      <text:p text:style-name="P3"><text:span text:style-name="T7"/></text:p>
      <text:p text:style-name="P3"><text:span text:style-name="T7">Return$ = </text:span>FS Remove Extension<text:span text:style-name="T7">(Path$)</text:span></text:p>
      <text:list xml:id="list1962069162491904600" text:style-name="L40">
        <text:list-item>
          <text:p text:style-name="P39"><text:span text:style-name="T1">FS Remove Extension</text:span><text:span text:style-name="T8"> will take path Path$ and returns the path without the extensi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4T11:03:51.60</meta:creation-date>
    <dc:date>2012-09-14T12:50:17.13</dc:date>
    <meta:editing-duration>PT1H46M21S</meta:editing-duration>
    <meta:editing-cycles>8</meta:editing-cycles>
    <meta:generator>OpenOffice.org/3.4.1$Win32 OpenOffice.org_project/341m1$Build-9593</meta:generator>
    <meta:document-statistic meta:table-count="0" meta:image-count="0" meta:object-count="0" meta:page-count="3" meta:paragraph-count="69" meta:word-count="784" meta:character-count="3895"/>
  </office:meta>
</office:document-meta>
</file>